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8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normal" style:font-weight-asian="normal" style:font-weight-complex="normal"/>
    </style:style>
    <style:style style:name="P3" style:family="paragraph">
      <loext:graphic-properties draw:fill="none"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  <style:text-properties fo:color="#eeeeee" loext:opacity="100%" fo:font-weight="bold"/>
    </style:style>
    <style:style style:name="P6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7" style:family="paragraph">
      <style:paragraph-properties fo:margin-left="0cm" fo:margin-right="0cm" fo:margin-top="0.457cm" fo:margin-bottom="0.203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T1" style:family="text">
      <style:text-properties fo:color="#b2b2b2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eeeeee" loext:opacity="100%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cccccc" loext:opacity="100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eeeeee" loext:opacity="100%" fo:font-size="32pt" fo:font-weight="bold" style:font-size-asian="32pt" style:font-size-complex="32pt"/>
    </style:style>
    <style:style style:name="T6" style:family="text">
      <style:text-properties fo:color="#414363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2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2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46cm" svg:height="21.068cm" svg:x="0cm" svg:y="-0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65cm" svg:height="10.16cm" svg:x="3.35cm" svg:y="5cm">
          <text:p text:style-name="P2"><text:span text:style-name="T1"/></text:p>
          <text:p text:style-name="P2"><text:span text:style-name="T1"/></text:p>
          <text:p text:style-name="P2"><text:span text:style-name="T2">BPL</text:span><text:span text:style-name="T3"><text:line-break/></text:span><text:span text:style-name="T3"/></text:p>
          <text:p text:style-name="P2"><text:span text:style-name="T4">Design &amp; implementation</text:span></text:p>
          <text:p text:style-name="P2"><text:span text:style-name="T4">of a library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Rôle </text:span><text:span text:style-name="T5">d’une </text:span><text:span text:style-name="T5">bibliot</text:span><text:span text:style-name="T5">hè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26.035cm" svg:height="10.877cm" svg:x="1.271cm" svg:y="3.177cm">
          <draw:text-box>
            <text:p><text:span text:style-name="T6">Fournir un service nouveau à l’utilisateur</text:span></text:p>
            <text:list text:style-name="L1">
              <text:list-item>
                <text:list>
                  <text:list-item>
                    <text:p text:style-name="P7"><text:span text:style-name="T7">Sur un aspect technique (ex: structure de données)</text:span></text:p>
                  </text:list-item>
                  <text:list-item>
                    <text:p text:style-name="P7"><text:span text:style-name="T7">Sur un aspect algorithmique</text:span></text:p>
                  </text:list-item>
                  <text:list-item>
                    <text:p text:style-name="P7"><text:span text:style-name="T7">Sur un aspect métier</text:span></text:p>
                  </text:list-item>
                </text:list>
              </text:list-item>
            </text:list>
            <text:p><text:span text:style-name="T8"/></text:p>
            <text:p text:style-name="P8"><text:span text:style-name="T8">Exemple: BPL <text:s/>→ Bio PIM Library</text:span></text:p>
            <text:list text:continue-numbering="true" text:style-name="L1">
              <text:list-item>
                <text:list>
                  <text:list-item>
                    <text:p text:style-name="P7"><text:span text:style-name="T7"/></text:p>
                  </text:list-item>
                  <text:list-item>
                    <text:p text:style-name="P7"><text:span text:style-name="T7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Pur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26.035cm" svg:height="17.79cm" svg:x="1.271cm" svg:y="3.177cm">
          <draw:text-box>
            <text:p text:style-name="P8"><text:span text:style-name="T6">Identifier / <text:s/>formaliser les besoins</text:span></text:p>
            <text:list text:style-name="L1">
              <text:list-item>
                <text:list>
                  <text:list-item>
                    <text:p text:style-name="P7"><text:span text:style-name="T7">Description fonctionnelle</text:span></text:p>
                    <text:p text:style-name="P7"><text:span text:style-name="T7"/></text:p>
                  </text:list-item>
                </text:list>
              </text:list-item>
            </text:list>
            <text:p><text:span text:style-name="T6">Se mettre à la place de l’utilisateur</text:span></text:p>
            <text:list text:continue-numbering="true" text:style-name="L1">
              <text:list-item>
                <text:list>
                  <text:list-item>
                    <text:p text:style-name="P7"><text:span text:style-name="T7">Ecrire des snippets de son point de vue</text:span></text:p>
                  </text:list-item>
                  <text:list-item>
                    <text:p text:style-name="P7"><text:span text:style-name="T7">Les plus simples et expressifs possibles</text:span></text:p>
                  </text:list-item>
                </text:list>
              </text:list-item>
            </text:list>
            <text:p><text:span text:style-name="T8"/></text:p>
            <text:p text:style-name="P8"><text:span text:style-name="T8">Evaluer la pertinence de ces snippets</text:span></text:p>
            <text:list text:continue-numbering="true" text:style-name="L1">
              <text:list-item>
                <text:list>
                  <text:list-item>
                    <text:p text:style-name="P7"><text:span text:style-name="T7">Lisibilité, sémantique</text:span></text:p>
                    <text:p text:style-name="P7"><text:span text:style-name="T7"/></text:p>
                  </text:list-item>
                </text:list>
              </text:list-item>
            </text:list>
            <text:p text:style-name="P8"><text:span text:style-name="T8">Evaluer la faisabilité de ces snippets</text:span></text:p>
            <text:list text:continue-numbering="true" text:style-name="L1">
              <text:list-item>
                <text:list>
                  <text:list-item>
                    <text:p text:style-name="P7"><text:span text:style-name="T7">En fonction du language utilisé</text:span></text:p>
                  </text:list-item>
                  <text:list-item>
                    <text:p text:style-name="P7"><text:span text:style-name="T7">En fonction de l’effort à fournir pour y parven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Import</text:span><text:span text:style-name="T5">ance </text:span><text:span text:style-name="T5">des </text:span><text:span text:style-name="T5">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26.035cm" svg:height="11.021cm" svg:x="1.271cm" svg:y="3.177cm">
          <draw:text-box>
            <text:p><text:span text:style-name="T6">xxx</text:span></text:p>
            <text:list text:style-name="L1">
              <text:list-item>
                <text:list>
                  <text:list-item>
                    <text:p text:style-name="P7"><text:span text:style-name="T7">xxx</text:span></text:p>
                  </text:list-item>
                  <text:list-item>
                    <text:p text:style-name="P7"><text:span text:style-name="T7"/></text:p>
                  </text:list-item>
                </text:list>
              </text:list-item>
            </text:list>
            <text:p><text:span text:style-name="T8"/></text:p>
            <text:p text:style-name="P8"><text:span text:style-name="T8">xxx</text:span></text:p>
            <text:list text:continue-numbering="true" text:style-name="L1">
              <text:list-item>
                <text:list>
                  <text:list-item>
                    <text:p text:style-name="P7"><text:span text:style-name="T7">xxx</text:span></text:p>
                    <text:p text:style-name="P7"><text:span text:style-name="T7"/></text:p>
                  </text:list-item>
                </text:list>
              </text:list-item>
            </text:list>
            <text:p text:style-name="P8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x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26.035cm" svg:height="11.021cm" svg:x="1.271cm" svg:y="3.177cm">
          <draw:text-box>
            <text:p><text:span text:style-name="T6">xxx</text:span></text:p>
            <text:list text:style-name="L1">
              <text:list-item>
                <text:list>
                  <text:list-item>
                    <text:p text:style-name="P7"><text:span text:style-name="T7">xxx</text:span></text:p>
                  </text:list-item>
                  <text:list-item>
                    <text:p text:style-name="P7"><text:span text:style-name="T7"/></text:p>
                  </text:list-item>
                </text:list>
              </text:list-item>
            </text:list>
            <text:p><text:span text:style-name="T8"/></text:p>
            <text:p text:style-name="P8"><text:span text:style-name="T8">xxx</text:span></text:p>
            <text:list text:continue-numbering="true" text:style-name="L1">
              <text:list-item>
                <text:list>
                  <text:list-item>
                    <text:p text:style-name="P7"><text:span text:style-name="T7">xxx</text:span></text:p>
                    <text:p text:style-name="P7"><text:span text:style-name="T7"/></text:p>
                  </text:list-item>
                </text:list>
              </text:list-item>
            </text:list>
            <text:p text:style-name="P8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3000 6000" svg:d="M1500 0l1500 3000-1500 3000-1500-300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18:32.975611365</meta:creation-date>
    <dc:date>2024-09-09T11:04:28.892522562</dc:date>
    <meta:editing-duration>P8DT23H24M35S</meta:editing-duration>
    <meta:editing-cycles>503</meta:editing-cycles>
    <meta:generator>LibreOffice/7.4.7.2$Linux_X86_64 LibreOffice_project/40$Build-2</meta:generator>
    <meta:document-statistic meta:object-count="41"/>
  </office:meta>
</office:document-meta>
</file>